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18" style:family="table-cell" style:parent-style-name="Default">
      <style:table-cell-properties fo:background-color="transparent"/>
      <style:text-properties style:font-name="Liberation Serif"/>
    </style:style>
    <style:style style:name="ce19" style:family="table-cell" style:parent-style-name="Default">
      <style:table-cell-properties fo:background-color="#fff200"/>
      <style:text-properties style:font-name="Liberation Serif"/>
    </style:style>
    <style:style style:name="ce20" style:family="table-cell" style:parent-style-name="Default"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2" style:family="table-cell" style:parent-style-name="Default" style:data-style-name="N2000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12" calcext:value-type="float">
            <text:p>12</text:p>
          </table:table-cell>
          <table:table-cell table:formula="of:= [.D51] + [.C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57" calcext:value-type="float">
            <text:p>57,00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6" calcext:value-type="float">
            <text:p>6</text:p>
          </table:table-cell>
          <table:table-cell table:formula="of:= [.D52] + [.C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F52] + [.E53]" office:value-type="float" office:value="424067" calcext:value-type="float">
            <text:p>424 067</text:p>
          </table:table-cell>
          <table:table-cell table:formula="of:= [.E53] / [.C53]" office:value-type="float" office:value="103.833333333333" calcext:value-type="float">
            <text:p>103,83</text:p>
          </table:table-cell>
          <table:table-cell table:formula="of:= SUM([.E52:.E54]) / SUM([.C52:.C54])" office:value-type="float" office:value="73.5" calcext:value-type="float">
            <text:p>73,50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6" calcext:value-type="float">
            <text:p>6</text:p>
          </table:table-cell>
          <table:table-cell table:formula="of:= [.D53] + [.C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F53] + [.E54]" office:value-type="float" office:value="424667" calcext:value-type="float">
            <text:p>424 667</text:p>
          </table:table-cell>
          <table:table-cell table:formula="of:= [.E54] / [.C54]" office:value-type="float" office:value="100" calcext:value-type="float">
            <text:p>100,00</text:p>
          </table:table-cell>
          <table:table-cell table:formula="of:= SUM([.E53:.E55]) / SUM([.C53:.C55])" office:value-type="float" office:value="86.2272727272727" calcext:value-type="float">
            <text:p>86,23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10" calcext:value-type="float">
            <text:p>10</text:p>
          </table:table-cell>
          <table:table-cell table:formula="of:= [.D54] + [.C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F54] + [.E55]" office:value-type="float" office:value="425341" calcext:value-type="float">
            <text:p>425 341</text:p>
          </table:table-cell>
          <table:table-cell table:formula="of:= [.E55] / [.C55]" office:value-type="float" office:value="67.4" calcext:value-type="float">
            <text:p>67,40</text:p>
          </table:table-cell>
          <table:table-cell table:formula="of:= SUM([.E54:.E56]) / SUM([.C54:.C56])" office:value-type="float" office:value="73.6538461538462" calcext:value-type="float">
            <text:p>73,65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10" calcext:value-type="float">
            <text:p>10</text:p>
          </table:table-cell>
          <table:table-cell table:formula="of:= [.D55] + [.C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F55] + [.E56]" office:value-type="float" office:value="425982" calcext:value-type="float">
            <text:p>425 982</text:p>
          </table:table-cell>
          <table:table-cell table:formula="of:= [.E56] / [.C56]" office:value-type="float" office:value="64.1" calcext:value-type="float">
            <text:p>64,10</text:p>
          </table:table-cell>
          <table:table-cell table:formula="of:= SUM([.E55:.E57]) / SUM([.C55:.C57])" office:value-type="float" office:value="81.5833333333333" calcext:value-type="float">
            <text:p>81,58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4" calcext:value-type="float">
            <text:p>4</text:p>
          </table:table-cell>
          <table:table-cell table:formula="of:= [.D56] + [.C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F56] + [.E57]" office:value-type="float" office:value="426625" calcext:value-type="float">
            <text:p>426 625</text:p>
          </table:table-cell>
          <table:table-cell table:formula="of:= [.E57] / [.C57]" office:value-type="float" office:value="160.75" calcext:value-type="float">
            <text:p>160,75</text:p>
          </table:table-cell>
          <table:table-cell table:formula="of:= SUM([.E56:.E58]) / SUM([.C56:.C58])" office:value-type="float" office:value="87.3636363636364" calcext:value-type="float">
            <text:p>87,36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8" calcext:value-type="float">
            <text:p>8</text:p>
          </table:table-cell>
          <table:table-cell table:formula="of:= [.D57] + [.C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F57] + [.E58]" office:value-type="float" office:value="427263" calcext:value-type="float">
            <text:p>427 263</text:p>
          </table:table-cell>
          <table:table-cell table:formula="of:= [.E58] / [.C58]" office:value-type="float" office:value="79.75" calcext:value-type="float">
            <text:p>79,75</text:p>
          </table:table-cell>
          <table:table-cell table:formula="of:= SUM([.E57:.E59]) / SUM([.C57:.C59])" office:value-type="float" office:value="112.529411764706" calcext:value-type="float">
            <text:p>112,53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5" calcext:value-type="float">
            <text:p>5</text:p>
          </table:table-cell>
          <table:table-cell table:formula="of:= [.D58] + [.C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F58] + [.E59]" office:value-type="float" office:value="427895" calcext:value-type="float">
            <text:p>427 895</text:p>
          </table:table-cell>
          <table:table-cell table:formula="of:= [.E59] / [.C59]" office:value-type="float" office:value="126.4" calcext:value-type="float">
            <text:p>126,40</text:p>
          </table:table-cell>
          <table:table-cell table:formula="of:= SUM([.E58:.E60]) / SUM([.C58:.C60])" office:value-type="float" office:value="92.15" calcext:value-type="float">
            <text:p>92,15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7" calcext:value-type="float">
            <text:p>7</text:p>
          </table:table-cell>
          <table:table-cell table:formula="of:= [.D59] + [.C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F59] + [.E60]" office:value-type="float" office:value="428468" calcext:value-type="float">
            <text:p>428 468</text:p>
          </table:table-cell>
          <table:table-cell table:formula="of:= [.E60] / [.C60]" office:value-type="float" office:value="81.8571428571429" calcext:value-type="float">
            <text:p>81,86</text:p>
          </table:table-cell>
          <table:table-cell table:formula="of:= SUM([.E59:.E61]) / SUM([.C59:.C61])" office:value-type="float" office:value="63.5862068965517" calcext:value-type="float">
            <text:p>63,59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17" calcext:value-type="float">
            <text:p>17</text:p>
          </table:table-cell>
          <table:table-cell table:formula="of:= [.D60] + [.C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F60] + [.E61]" office:value-type="float" office:value="429107" calcext:value-type="float">
            <text:p>429 107</text:p>
          </table:table-cell>
          <table:table-cell table:formula="of:= [.E61] / [.C61]" office:value-type="float" office:value="37.5882352941176" calcext:value-type="float">
            <text:p>37,59</text:p>
          </table:table-cell>
          <table:table-cell table:formula="of:= SUM([.E60:.E62]) / SUM([.C60:.C62])" office:value-type="float" office:value="55.625" calcext:value-type="float">
            <text:p>55,63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J61] - [.J60] - [.I6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1] + [.C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F61] + [.E62]" office:value-type="float" office:value="429675" calcext:value-type="float">
            <text:p>429 675</text:p>
          </table:table-cell>
          <table:table-cell table:formula="of:= [.E62] / [.C62]" office:value-type="float" office:value="71" calcext:value-type="float">
            <text:p>71,00</text:p>
          </table:table-cell>
          <table:table-cell table:formula="of:= SUM([.E61:.E63]) / SUM([.C61:.C63])" office:value-type="float" office:value="53.030303030303" calcext:value-type="float">
            <text:p>53,03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J62] - [.J61] - [.I6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table:style-name="ce18" office:value-type="float" office:value="8" calcext:value-type="float">
            <text:p>8</text:p>
          </table:table-cell>
          <table:table-cell table:formula="of:= [.D62] + [.C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F62] + [.E63]" office:value-type="float" office:value="430218" calcext:value-type="float">
            <text:p>430 218</text:p>
          </table:table-cell>
          <table:table-cell table:formula="of:= [.E63] / [.C63]" office:value-type="float" office:value="67.875" calcext:value-type="float">
            <text:p>67,88</text:p>
          </table:table-cell>
          <table:table-cell table:formula="of:= SUM([.E62:.E64]) / SUM([.C62:.C64])" office:value-type="float" office:value="77.9047619047619" calcext:value-type="float">
            <text:p>77,90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J63] - [.J62] - [.I6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table:style-name="ce18" office:value-type="float" office:value="5" calcext:value-type="float">
            <text:p>5</text:p>
          </table:table-cell>
          <table:table-cell table:formula="of:= [.D63] + [.C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F63] + [.E64]" office:value-type="float" office:value="430743" calcext:value-type="float">
            <text:p>430 743</text:p>
          </table:table-cell>
          <table:table-cell table:formula="of:= [.E64] / [.C64]" office:value-type="float" office:value="105" calcext:value-type="float">
            <text:p>105,00</text:p>
          </table:table-cell>
          <table:table-cell table:formula="of:= SUM([.E63:.E65]) / SUM([.C63:.C65])" office:value-type="float" office:value="53.1333333333333" calcext:value-type="float">
            <text:p>53,13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J64] - [.J63] - [.I6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table:style-name="ce18" office:value-type="float" office:value="17" calcext:value-type="float">
            <text:p>17</text:p>
          </table:table-cell>
          <table:table-cell table:formula="of:= [.D64] + [.C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F64] + [.E65]" office:value-type="float" office:value="431269" calcext:value-type="float">
            <text:p>431 269</text:p>
          </table:table-cell>
          <table:table-cell table:formula="of:= [.E65] / [.C65]" office:value-type="float" office:value="30.9411764705882" calcext:value-type="float">
            <text:p>30,94</text:p>
          </table:table-cell>
          <table:table-cell table:formula="of:= SUM([.E64:.E66]) / SUM([.C64:.C66])" office:value-type="float" office:value="38.093023255814" calcext:value-type="float">
            <text:p>38,09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J65] - [.J64] - [.I6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table:style-name="ce18" office:value-type="float" office:value="21" calcext:value-type="float">
            <text:p>21</text:p>
          </table:table-cell>
          <table:table-cell table:formula="of:= [.D65] + [.C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F65] + [.E66]" office:value-type="float" office:value="431856" calcext:value-type="float">
            <text:p>431 856</text:p>
          </table:table-cell>
          <table:table-cell table:formula="of:= [.E66] / [.C66]" office:value-type="float" office:value="27.9523809523809" calcext:value-type="float">
            <text:p>27,95</text:p>
          </table:table-cell>
          <table:table-cell table:formula="of:= SUM([.E65:.E67]) / SUM([.C65:.C67])" office:value-type="float" office:value="34.7450980392157" calcext:value-type="float">
            <text:p>34,75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J66] - [.J65] - [.I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table:style-name="ce18" office:value-type="float" office:value="13" calcext:value-type="float">
            <text:p>13</text:p>
          </table:table-cell>
          <table:table-cell table:formula="of:= [.D66] + [.C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F66] + [.E67]" office:value-type="float" office:value="432515" calcext:value-type="float">
            <text:p>432 515</text:p>
          </table:table-cell>
          <table:table-cell table:formula="of:= [.E67] / [.C67]" office:value-type="float" office:value="50.6923076923077" calcext:value-type="float">
            <text:p>50,69</text:p>
          </table:table-cell>
          <table:table-cell table:formula="of:= SUM([.E66:.E68]) / SUM([.C66:.C68])" office:value-type="float" office:value="34.5535714285714" calcext:value-type="float">
            <text:p>34,55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J67] - [.J66] - [.I6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10-07" calcext:value-type="date">
            <text:p>07.10.2021</text:p>
          </table:table-cell>
          <table:table-cell table:style-name="ce19" office:value-type="float" office:value="22" calcext:value-type="float">
            <text:p>22</text:p>
          </table:table-cell>
          <table:table-cell table:style-name="ce22" table:formula="of:= [.D67] + [.C68]" office:value-type="float" office:value="82593" calcext:value-type="float">
            <text:p>82 593</text:p>
          </table:table-cell>
          <table:table-cell table:style-name="ce22" office:value-type="float" office:value="689" calcext:value-type="float">
            <text:p>689</text:p>
          </table:table-cell>
          <table:table-cell table:formula="of:= [.F67] + [.E68]" office:value-type="float" office:value="433204" calcext:value-type="float">
            <text:p>433 204</text:p>
          </table:table-cell>
          <table:table-cell table:formula="of:= [.E68] / [.C68]" office:value-type="float" office:value="31.3181818181818" calcext:value-type="float">
            <text:p>31,32</text:p>
          </table:table-cell>
          <table:table-cell table:formula="of:= SUM([.E67:.E69]) / SUM([.C67:.C69])" office:value-type="float" office:value="38.5142857142857" calcext:value-type="float">
            <text:p>38,51</text:p>
          </table:table-cell>
          <table:table-cell office:value-type="float" office:value="339" calcext:value-type="float">
            <text:p>339</text:p>
          </table:table-cell>
          <table:table-cell office:value-type="float" office:value="1705685" calcext:value-type="float">
            <text:p>1 705 685</text:p>
          </table:table-cell>
          <table:table-cell table:formula="of:= [.J68] - [.J67] - [.I6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20"/>
          <table:table-cell table:style-name="ce5" table:formula="of:= [.D68] + [.C69]" office:value-type="float" office:value="82593" calcext:value-type="float">
            <text:p>82 593</text:p>
          </table:table-cell>
          <table:table-cell table:style-name="ce5"/>
          <table:table-cell table:formula="of:= [.F68] + [.E69]" office:value-type="float" office:value="433204" calcext:value-type="float">
            <text:p>433 204</text:p>
          </table:table-cell>
          <table:table-cell table:formula="of:= [.E69] / [.C69]" office:value-type="string" office:string-value="" calcext:value-type="error">
            <text:p>#DIV/0!</text:p>
          </table:table-cell>
          <table:table-cell table:formula="of:= SUM([.E68:.E70]) / SUM([.C68:.C70])" office:value-type="float" office:value="31.3181818181818" calcext:value-type="float">
            <text:p>31,32</text:p>
          </table:table-cell>
          <table:table-cell table:number-columns-repeated="2"/>
          <table:table-cell table:formula="of:= [.J69] - [.J68] - [.I69]" office:value-type="float" office:value="-1705685" calcext:value-type="float">
            <text:p>-1 705 685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20"/>
          <table:table-cell table:style-name="ce5" table:formula="of:= [.D69] + [.C70]" office:value-type="float" office:value="82593" calcext:value-type="float">
            <text:p>82 593</text:p>
          </table:table-cell>
          <table:table-cell table:style-name="ce5"/>
          <table:table-cell table:formula="of:= [.F69] + [.E70]" office:value-type="float" office:value="433204" calcext:value-type="float">
            <text:p>433 204</text:p>
          </table:table-cell>
          <table:table-cell table:formula="of:= [.E70] / [.C70]" office:value-type="string" office:string-value="" calcext:value-type="error">
            <text:p>#DIV/0!</text:p>
          </table:table-cell>
          <table:table-cell table:formula="of:= SUM([.E69:.E71]) / SUM([.C69:.C71])" office:value-type="string" office:string-value="" calcext:value-type="error">
            <text:p>#DIV/0!</text:p>
          </table:table-cell>
          <table:table-cell table:number-columns-repeated="2"/>
          <table:table-cell table:formula="of:= [.J70] - [.J69] - [.I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20"/>
          <table:table-cell table:style-name="ce5" table:formula="of:= [.D70] + [.C71]" office:value-type="float" office:value="82593" calcext:value-type="float">
            <text:p>82 593</text:p>
          </table:table-cell>
          <table:table-cell table:style-name="ce5"/>
          <table:table-cell table:formula="of:= [.F70] + [.E71]" office:value-type="float" office:value="433204" calcext:value-type="float">
            <text:p>433 204</text:p>
          </table:table-cell>
          <table:table-cell table:formula="of:= [.E71] / [.C71]" office:value-type="string" office:string-value="" calcext:value-type="error">
            <text:p>#DIV/0!</text:p>
          </table:table-cell>
          <table:table-cell table:formula="of:= SUM([.E70:.E72]) / SUM([.C70:.C72])" office:value-type="string" office:string-value="" calcext:value-type="error">
            <text:p>#DIV/0!</text:p>
          </table:table-cell>
          <table:table-cell table:number-columns-repeated="2"/>
          <table:table-cell table:formula="of:= [.J71] - [.J70] - [.I7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20"/>
          <table:table-cell table:style-name="ce5" table:formula="of:= [.D71] + [.C72]" office:value-type="float" office:value="82593" calcext:value-type="float">
            <text:p>82 593</text:p>
          </table:table-cell>
          <table:table-cell table:style-name="ce5"/>
          <table:table-cell table:formula="of:= [.F71] + [.E72]" office:value-type="float" office:value="433204" calcext:value-type="float">
            <text:p>433 204</text:p>
          </table:table-cell>
          <table:table-cell table:formula="of:= [.E72] / [.C72]" office:value-type="string" office:string-value="" calcext:value-type="error">
            <text:p>#DIV/0!</text:p>
          </table:table-cell>
          <table:table-cell table:formula="of:= SUM([.E71:.E73]) / SUM([.C71:.C73])" office:value-type="string" office:string-value="" calcext:value-type="error">
            <text:p>#DIV/0!</text:p>
          </table:table-cell>
          <table:table-cell table:number-columns-repeated="2"/>
          <table:table-cell table:formula="of:= [.J72] - [.J71] - [.I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20"/>
          <table:table-cell table:style-name="ce5" table:formula="of:= [.D72] + [.C73]" office:value-type="float" office:value="82593" calcext:value-type="float">
            <text:p>82 593</text:p>
          </table:table-cell>
          <table:table-cell table:style-name="ce5"/>
          <table:table-cell table:formula="of:= [.F72] + [.E73]" office:value-type="float" office:value="433204" calcext:value-type="float">
            <text:p>433 204</text:p>
          </table:table-cell>
          <table:table-cell table:formula="of:= [.E73] / [.C73]" office:value-type="string" office:string-value="" calcext:value-type="error">
            <text:p>#DIV/0!</text:p>
          </table:table-cell>
          <table:table-cell table:formula="of:= SUM([.E72:.E74]) / SUM([.C72:.C74])" office:value-type="string" office:string-value="" calcext:value-type="error">
            <text:p>#DIV/0!</text:p>
          </table:table-cell>
          <table:table-cell table:number-columns-repeated="2"/>
          <table:table-cell table:formula="of:= [.J73] - [.J72] - [.I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20"/>
          <table:table-cell table:style-name="ce5" table:formula="of:= [.D73] + [.C74]" office:value-type="float" office:value="82593" calcext:value-type="float">
            <text:p>82 593</text:p>
          </table:table-cell>
          <table:table-cell table:style-name="ce5"/>
          <table:table-cell table:formula="of:= [.F73] + [.E74]" office:value-type="float" office:value="433204" calcext:value-type="float">
            <text:p>433 204</text:p>
          </table:table-cell>
          <table:table-cell table:formula="of:= [.E74] / [.C74]" office:value-type="string" office:string-value="" calcext:value-type="error">
            <text:p>#DIV/0!</text:p>
          </table:table-cell>
          <table:table-cell table:formula="of:= SUM([.E73:.E75]) / SUM([.C73:.C75])" office:value-type="string" office:string-value="" calcext:value-type="error">
            <text:p>#DIV/0!</text:p>
          </table:table-cell>
          <table:table-cell table:number-columns-repeated="2"/>
          <table:table-cell table:formula="of:= [.J74] - [.J73] - [.I7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20"/>
          <table:table-cell table:style-name="ce5" table:formula="of:= [.D74] + [.C75]" office:value-type="float" office:value="82593" calcext:value-type="float">
            <text:p>82 593</text:p>
          </table:table-cell>
          <table:table-cell table:style-name="ce5"/>
          <table:table-cell table:formula="of:= [.F74] + [.E75]" office:value-type="float" office:value="433204" calcext:value-type="float">
            <text:p>433 204</text:p>
          </table:table-cell>
          <table:table-cell table:formula="of:= [.E75] / [.C75]" office:value-type="string" office:string-value="" calcext:value-type="error">
            <text:p>#DIV/0!</text:p>
          </table:table-cell>
          <table:table-cell table:formula="of:= SUM([.E74:.E76]) / SUM([.C74:.C76])" office:value-type="string" office:string-value="" calcext:value-type="error">
            <text:p>#DIV/0!</text:p>
          </table:table-cell>
          <table:table-cell table:number-columns-repeated="2"/>
          <table:table-cell table:formula="of:= [.J75] - [.J74] - [.I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20"/>
          <table:table-cell table:style-name="ce5" table:formula="of:= [.D75] + [.C76]" office:value-type="float" office:value="82593" calcext:value-type="float">
            <text:p>82 593</text:p>
          </table:table-cell>
          <table:table-cell table:style-name="ce5"/>
          <table:table-cell table:formula="of:= [.F75] + [.E76]" office:value-type="float" office:value="433204" calcext:value-type="float">
            <text:p>433 204</text:p>
          </table:table-cell>
          <table:table-cell table:formula="of:= [.E76] / [.C76]" office:value-type="string" office:string-value="" calcext:value-type="error">
            <text:p>#DIV/0!</text:p>
          </table:table-cell>
          <table:table-cell table:formula="of:= SUM([.E75:.E77]) / SUM([.C75:.C77])" office:value-type="string" office:string-value="" calcext:value-type="error">
            <text:p>#DIV/0!</text:p>
          </table:table-cell>
          <table:table-cell table:number-columns-repeated="2"/>
          <table:table-cell table:formula="of:= [.J76] - [.J75] - [.I7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 table:style-name="ce20"/>
          <table:table-cell table:style-name="ce5" table:formula="of:= [.D76] + [.C77]" office:value-type="float" office:value="82593" calcext:value-type="float">
            <text:p>82 593</text:p>
          </table:table-cell>
          <table:table-cell table:style-name="ce5"/>
          <table:table-cell table:formula="of:= [.F76] + [.E77]" office:value-type="float" office:value="433204" calcext:value-type="float">
            <text:p>433 204</text:p>
          </table:table-cell>
          <table:table-cell table:formula="of:= [.E77] / [.C77]" office:value-type="string" office:string-value="" calcext:value-type="error">
            <text:p>#DIV/0!</text:p>
          </table:table-cell>
          <table:table-cell table:formula="of:= SUM([.E76:.E78]) / SUM([.C76:.C78])" office:value-type="string" office:string-value="" calcext:value-type="error">
            <text:p>#DIV/0!</text:p>
          </table:table-cell>
          <table:table-cell table:number-columns-repeated="2"/>
          <table:table-cell table:formula="of:= [.J77] - [.J76] - [.I7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20"/>
          <table:table-cell table:style-name="ce5" table:formula="of:= [.D77] + [.C78]" office:value-type="float" office:value="82593" calcext:value-type="float">
            <text:p>82 593</text:p>
          </table:table-cell>
          <table:table-cell table:style-name="ce5"/>
          <table:table-cell table:formula="of:= [.F77] + [.E78]" office:value-type="float" office:value="433204" calcext:value-type="float">
            <text:p>433 204</text:p>
          </table:table-cell>
          <table:table-cell table:formula="of:= [.E78] / [.C78]" office:value-type="string" office:string-value="" calcext:value-type="error">
            <text:p>#DIV/0!</text:p>
          </table:table-cell>
          <table:table-cell table:formula="of:= SUM([.E77:.E79]) / SUM([.C77:.C79])" office:value-type="string" office:string-value="" calcext:value-type="error">
            <text:p>#DIV/0!</text:p>
          </table:table-cell>
          <table:table-cell table:number-columns-repeated="2"/>
          <table:table-cell table:formula="of:= [.J78] - [.J77] - [.I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20"/>
          <table:table-cell table:style-name="ce5" table:formula="of:= [.D78] + [.C79]" office:value-type="float" office:value="82593" calcext:value-type="float">
            <text:p>82 593</text:p>
          </table:table-cell>
          <table:table-cell table:style-name="ce5"/>
          <table:table-cell table:formula="of:= [.F78] + [.E79]" office:value-type="float" office:value="433204" calcext:value-type="float">
            <text:p>433 204</text:p>
          </table:table-cell>
          <table:table-cell table:formula="of:= [.E79] / [.C79]" office:value-type="string" office:string-value="" calcext:value-type="error">
            <text:p>#DIV/0!</text:p>
          </table:table-cell>
          <table:table-cell table:formula="of:= SUM([.E78:.E80]) / SUM([.C78:.C80])" office:value-type="string" office:string-value="" calcext:value-type="error">
            <text:p>#DIV/0!</text:p>
          </table:table-cell>
          <table:table-cell table:number-columns-repeated="2"/>
          <table:table-cell table:formula="of:= [.J79] - [.J78] - [.I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20"/>
          <table:table-cell table:style-name="ce5" table:formula="of:= [.D79] + [.C80]" office:value-type="float" office:value="82593" calcext:value-type="float">
            <text:p>82 593</text:p>
          </table:table-cell>
          <table:table-cell table:style-name="ce5"/>
          <table:table-cell table:formula="of:= [.F79] + [.E80]" office:value-type="float" office:value="433204" calcext:value-type="float">
            <text:p>433 204</text:p>
          </table:table-cell>
          <table:table-cell table:formula="of:= [.E80] / [.C80]" office:value-type="string" office:string-value="" calcext:value-type="error">
            <text:p>#DIV/0!</text:p>
          </table:table-cell>
          <table:table-cell table:formula="of:= SUM([.E79:.E81]) / SUM([.C79:.C81])" office:value-type="string" office:string-value="" calcext:value-type="error">
            <text:p>#DIV/0!</text:p>
          </table:table-cell>
          <table:table-cell table:number-columns-repeated="2"/>
          <table:table-cell table:formula="of:= [.J80] - [.J79] - [.I8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20"/>
          <table:table-cell table:style-name="ce5" table:formula="of:= [.D80] + [.C81]" office:value-type="float" office:value="82593" calcext:value-type="float">
            <text:p>82 593</text:p>
          </table:table-cell>
          <table:table-cell table:style-name="ce5"/>
          <table:table-cell table:formula="of:= [.F80] + [.E81]" office:value-type="float" office:value="433204" calcext:value-type="float">
            <text:p>433 204</text:p>
          </table:table-cell>
          <table:table-cell table:formula="of:= [.E81] / [.C81]" office:value-type="string" office:string-value="" calcext:value-type="error">
            <text:p>#DIV/0!</text:p>
          </table:table-cell>
          <table:table-cell table:formula="of:= SUM([.E80:.E82]) / SUM([.C80:.C82])" office:value-type="string" office:string-value="" calcext:value-type="error">
            <text:p>#DIV/0!</text:p>
          </table:table-cell>
          <table:table-cell table:number-columns-repeated="2"/>
          <table:table-cell table:formula="of:= [.J81] - [.J80] - [.I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20"/>
          <table:table-cell table:style-name="ce5" table:formula="of:= [.D81] + [.C82]" office:value-type="float" office:value="82593" calcext:value-type="float">
            <text:p>82 593</text:p>
          </table:table-cell>
          <table:table-cell table:style-name="ce5"/>
          <table:table-cell table:formula="of:= [.F81] + [.E82]" office:value-type="float" office:value="433204" calcext:value-type="float">
            <text:p>433 204</text:p>
          </table:table-cell>
          <table:table-cell table:formula="of:= [.E82] / [.C82]" office:value-type="string" office:string-value="" calcext:value-type="error">
            <text:p>#DIV/0!</text:p>
          </table:table-cell>
          <table:table-cell table:formula="of:= SUM([.E81:.E83]) / SUM([.C81:.C83])" office:value-type="string" office:string-value="" calcext:value-type="error">
            <text:p>#DIV/0!</text:p>
          </table:table-cell>
          <table:table-cell table:number-columns-repeated="2"/>
          <table:table-cell table:formula="of:= [.J82] - [.J81] - [.I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20"/>
          <table:table-cell table:style-name="ce5" table:formula="of:= [.D82] + [.C83]" office:value-type="float" office:value="82593" calcext:value-type="float">
            <text:p>82 593</text:p>
          </table:table-cell>
          <table:table-cell table:style-name="ce5"/>
          <table:table-cell table:formula="of:= [.F82] + [.E83]" office:value-type="float" office:value="433204" calcext:value-type="float">
            <text:p>433 204</text:p>
          </table:table-cell>
          <table:table-cell table:formula="of:= [.E83] / [.C83]" office:value-type="string" office:string-value="" calcext:value-type="error">
            <text:p>#DIV/0!</text:p>
          </table:table-cell>
          <table:table-cell table:formula="of:= SUM([.E82:.E84]) / SUM([.C82:.C84])" office:value-type="string" office:string-value="" calcext:value-type="error">
            <text:p>#DIV/0!</text:p>
          </table:table-cell>
          <table:table-cell table:number-columns-repeated="2"/>
          <table:table-cell table:formula="of:= [.J83] - [.J82] - [.I8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20"/>
          <table:table-cell table:style-name="ce5" table:formula="of:= [.D83] + [.C84]" office:value-type="float" office:value="82593" calcext:value-type="float">
            <text:p>82 593</text:p>
          </table:table-cell>
          <table:table-cell table:style-name="ce5"/>
          <table:table-cell table:formula="of:= [.F83] + [.E84]" office:value-type="float" office:value="433204" calcext:value-type="float">
            <text:p>433 204</text:p>
          </table:table-cell>
          <table:table-cell table:formula="of:= [.E84] / [.C84]" office:value-type="string" office:string-value="" calcext:value-type="error">
            <text:p>#DIV/0!</text:p>
          </table:table-cell>
          <table:table-cell table:formula="of:= SUM([.E83:.E85]) / SUM([.C83:.C85])" office:value-type="string" office:string-value="" calcext:value-type="error">
            <text:p>#DIV/0!</text:p>
          </table:table-cell>
          <table:table-cell table:number-columns-repeated="2"/>
          <table:table-cell table:formula="of:= [.J84] - [.J83] - [.I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20"/>
          <table:table-cell table:style-name="ce5" table:formula="of:= [.D84] + [.C85]" office:value-type="float" office:value="82593" calcext:value-type="float">
            <text:p>82 593</text:p>
          </table:table-cell>
          <table:table-cell table:style-name="ce5"/>
          <table:table-cell table:formula="of:= [.F84] + [.E85]" office:value-type="float" office:value="433204" calcext:value-type="float">
            <text:p>433 204</text:p>
          </table:table-cell>
          <table:table-cell table:formula="of:= [.E85] / [.C85]" office:value-type="string" office:string-value="" calcext:value-type="error">
            <text:p>#DIV/0!</text:p>
          </table:table-cell>
          <table:table-cell table:formula="of:= SUM([.E84:.E86]) / SUM([.C84:.C86])" office:value-type="string" office:string-value="" calcext:value-type="error">
            <text:p>#DIV/0!</text:p>
          </table:table-cell>
          <table:table-cell table:number-columns-repeated="2"/>
          <table:table-cell table:formula="of:= [.J85] - [.J84] - [.I8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20"/>
          <table:table-cell table:style-name="ce5" table:formula="of:= [.D85] + [.C86]" office:value-type="float" office:value="82593" calcext:value-type="float">
            <text:p>82 593</text:p>
          </table:table-cell>
          <table:table-cell table:style-name="ce5"/>
          <table:table-cell table:formula="of:= [.F85] + [.E86]" office:value-type="float" office:value="433204" calcext:value-type="float">
            <text:p>433 204</text:p>
          </table:table-cell>
          <table:table-cell table:formula="of:= [.E86] / [.C86]" office:value-type="string" office:string-value="" calcext:value-type="error">
            <text:p>#DIV/0!</text:p>
          </table:table-cell>
          <table:table-cell table:formula="of:= SUM([.E85:.E87]) / SUM([.C85:.C87])" office:value-type="string" office:string-value="" calcext:value-type="error">
            <text:p>#DIV/0!</text:p>
          </table:table-cell>
          <table:table-cell table:number-columns-repeated="2"/>
          <table:table-cell table:formula="of:= [.J86] - [.J85] - [.I8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20"/>
          <table:table-cell table:style-name="ce5" table:formula="of:= [.D86] + [.C87]" office:value-type="float" office:value="82593" calcext:value-type="float">
            <text:p>82 593</text:p>
          </table:table-cell>
          <table:table-cell table:style-name="ce5"/>
          <table:table-cell table:formula="of:= [.F86] + [.E87]" office:value-type="float" office:value="433204" calcext:value-type="float">
            <text:p>433 204</text:p>
          </table:table-cell>
          <table:table-cell table:formula="of:= [.E87] / [.C87]" office:value-type="string" office:string-value="" calcext:value-type="error">
            <text:p>#DIV/0!</text:p>
          </table:table-cell>
          <table:table-cell table:formula="of:= SUM([.E86:.E88]) / SUM([.C86:.C88])" office:value-type="string" office:string-value="" calcext:value-type="error">
            <text:p>#DIV/0!</text:p>
          </table:table-cell>
          <table:table-cell table:number-columns-repeated="2"/>
          <table:table-cell table:formula="of:= [.J87] - [.J86] - [.I8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20"/>
          <table:table-cell table:style-name="ce5" table:formula="of:= [.D87] + [.C88]" office:value-type="float" office:value="82593" calcext:value-type="float">
            <text:p>82 593</text:p>
          </table:table-cell>
          <table:table-cell table:style-name="ce5"/>
          <table:table-cell table:formula="of:= [.F87] + [.E88]" office:value-type="float" office:value="433204" calcext:value-type="float">
            <text:p>433 204</text:p>
          </table:table-cell>
          <table:table-cell table:formula="of:= [.E88] / [.C88]" office:value-type="string" office:string-value="" calcext:value-type="error">
            <text:p>#DIV/0!</text:p>
          </table:table-cell>
          <table:table-cell table:formula="of:= SUM([.E87:.E89]) / SUM([.C87:.C89])" office:value-type="string" office:string-value="" calcext:value-type="error">
            <text:p>#DIV/0!</text:p>
          </table:table-cell>
          <table:table-cell table:number-columns-repeated="2"/>
          <table:table-cell table:formula="of:= [.J88] - [.J87] - [.I8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20"/>
          <table:table-cell table:style-name="ce5" table:formula="of:= [.D88] + [.C89]" office:value-type="float" office:value="82593" calcext:value-type="float">
            <text:p>82 593</text:p>
          </table:table-cell>
          <table:table-cell table:style-name="ce5"/>
          <table:table-cell table:formula="of:= [.F88] + [.E89]" office:value-type="float" office:value="433204" calcext:value-type="float">
            <text:p>433 204</text:p>
          </table:table-cell>
          <table:table-cell table:formula="of:= [.E89] / [.C89]" office:value-type="string" office:string-value="" calcext:value-type="error">
            <text:p>#DIV/0!</text:p>
          </table:table-cell>
          <table:table-cell table:formula="of:= SUM([.E88:.E90]) / SUM([.C88:.C90])" office:value-type="string" office:string-value="" calcext:value-type="error">
            <text:p>#DIV/0!</text:p>
          </table:table-cell>
          <table:table-cell table:number-columns-repeated="2"/>
          <table:table-cell table:formula="of:= [.J89] - [.J88] - [.I8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20"/>
          <table:table-cell table:style-name="ce5" table:formula="of:= [.D89] + [.C90]" office:value-type="float" office:value="82593" calcext:value-type="float">
            <text:p>82 593</text:p>
          </table:table-cell>
          <table:table-cell table:style-name="ce5"/>
          <table:table-cell table:formula="of:= [.F89] + [.E90]" office:value-type="float" office:value="433204" calcext:value-type="float">
            <text:p>433 204</text:p>
          </table:table-cell>
          <table:table-cell table:formula="of:= [.E90] / [.C90]" office:value-type="string" office:string-value="" calcext:value-type="error">
            <text:p>#DIV/0!</text:p>
          </table:table-cell>
          <table:table-cell table:formula="of:= SUM([.E89:.E91]) / SUM([.C89:.C91])" office:value-type="string" office:string-value="" calcext:value-type="error">
            <text:p>#DIV/0!</text:p>
          </table:table-cell>
          <table:table-cell table:number-columns-repeated="2"/>
          <table:table-cell table:formula="of:= [.J90] - [.J89] - [.I9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20"/>
          <table:table-cell table:style-name="ce5" table:formula="of:= [.D90] + [.C91]" office:value-type="float" office:value="82593" calcext:value-type="float">
            <text:p>82 593</text:p>
          </table:table-cell>
          <table:table-cell table:style-name="ce5"/>
          <table:table-cell table:formula="of:= [.F90] + [.E91]" office:value-type="float" office:value="433204" calcext:value-type="float">
            <text:p>433 204</text:p>
          </table:table-cell>
          <table:table-cell table:formula="of:= [.E91] / [.C91]" office:value-type="string" office:string-value="" calcext:value-type="error">
            <text:p>#DIV/0!</text:p>
          </table:table-cell>
          <table:table-cell table:formula="of:= SUM([.E90:.E92]) / SUM([.C90:.C92])" office:value-type="string" office:string-value="" calcext:value-type="error">
            <text:p>#DIV/0!</text:p>
          </table:table-cell>
          <table:table-cell table:number-columns-repeated="2"/>
          <table:table-cell table:formula="of:= [.J91] - [.J90] - [.I9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20"/>
          <table:table-cell table:style-name="ce5" table:formula="of:= [.D91] + [.C92]" office:value-type="float" office:value="82593" calcext:value-type="float">
            <text:p>82 593</text:p>
          </table:table-cell>
          <table:table-cell table:style-name="ce5"/>
          <table:table-cell table:formula="of:= [.F91] + [.E92]" office:value-type="float" office:value="433204" calcext:value-type="float">
            <text:p>433 204</text:p>
          </table:table-cell>
          <table:table-cell table:formula="of:= [.E92] / [.C92]" office:value-type="string" office:string-value="" calcext:value-type="error">
            <text:p>#DIV/0!</text:p>
          </table:table-cell>
          <table:table-cell table:formula="of:= SUM([.E91:.E93]) / SUM([.C91:.C93])" office:value-type="string" office:string-value="" calcext:value-type="error">
            <text:p>#DIV/0!</text:p>
          </table:table-cell>
          <table:table-cell table:number-columns-repeated="2"/>
          <table:table-cell table:formula="of:= [.J92] - [.J91] - [.I9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08T16:08:02.579980194</dc:date>
    <dc:creator>Tomáš Metelka</dc:creator>
    <meta:editing-duration>P39DT23H4M18S</meta:editing-duration>
    <meta:editing-cycles>60</meta:editing-cycles>
    <meta:generator>LibreOffice/6.0.7.3$Linux_X86_64 LibreOffice_project/00m0$Build-3</meta:generator>
    <meta:document-statistic meta:table-count="1" meta:cell-count="662" meta:object-count="0"/>
  </office:meta>
</office:document-meta>
</file>